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19f1" officeooo:paragraph-rsid="000f19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and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00:19:30.326372394</meta:creation-date>
    <dc:date>2024-02-02T00:20:45.192072116</dc:date>
    <meta:editing-duration>PT1M24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8" meta:non-whitespace-character-count="8"/>
  </office:meta>
</office:document-meta>
</file>